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b8d99" officeooo:paragraph-rsid="001b8d99"/>
    </style:style>
    <style:style style:name="T1" style:family="text">
      <style:text-properties officeooo:rsid="001bc7f9"/>
    </style:style>
    <style:style style:name="T2" style:family="text">
      <style:text-properties officeooo:rsid="001d57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ing for Group I:</text:p>
      <text:p text:style-name="P1"/>
      <text:p text:style-name="P1">Maze Program Version: 1.0</text:p>
      <text:p text:style-name="P1"/>
      <text:p text:style-name="P1">Our <text:span text:style-name="T1">second</text:span> meeting was focused around <text:span text:style-name="T1">bringing forth what we have learned about the project setup. Since the main GameWindow class extends Jframe, we have established the fact that Jpanel content panels are easily added to the base container, once objects and attributes have been added to them. The biggest problem we face is learning to navigate GridBagLayout, and orient objects around each-other. We can see how this layout manager is suited to generate uniform, well spaced setups, but the constraints are confusing, and take some time to understand. </text:span></text:p>
      <text:p text:style-name="P1"/>
      <text:p text:style-name="P1">Tiles: Eventually, these will need to be dynamic objects that can be shifted about on our grid, <text:span text:style-name="T2">likely through clicks, drag and drop is going to be a huge pain</text:span>. For the time being, <text:span text:style-name="T2">w</text:span>e have decided to <text:span text:style-name="T2">use Jframe in conjunction with JPanel almost exclusively</text:span>. We are <text:span text:style-name="T2">getting more f</text:span>amiliar with what these <text:span text:style-name="T2">classes do</text:span>, and so we will be spending <text:span text:style-name="T2">less </text:span>time researching and experimentin<text:span text:style-name="T2">g, and more time fiddling with them in our code.</text:span> Beyond this first submission, we need to think about how these <text:span text:style-name="T2">t</text:span>iles will be tracked, and what the correct orientation is, so that the player can actually win the game. </text:p>
      <text:p text:style-name="P1"/>
      <text:p text:style-name="P1">Game: <text:s/><text:span text:style-name="T2">A</text:span>fter researching GridBag<text:span text:style-name="T2">L</text:span>ayout, we decided that this <text:span text:style-name="T2">is the best place to start for a layout manager. It allows for neat, uniform additions to an otherwise blank container</text:span>. It may become a problem in the future as it seems rather <text:span text:style-name="T2">complex</text:span>, but it's a modest template to get our project <text:span text:style-name="T2">started for this first submission</text:span>. We may experiment with different layouts depending on the feedback of this current assignment. </text:p>
      <text:p text:style-name="P1"/>
      <text:p text:style-name="P1">Buttons: <text:span text:style-name="T2">These are good to go</text:span>. The code for these has been for the most part, provided. <text:span text:style-name="T2">They have been rendered and orientated correctly, but may need tweaking before final submission.</text:span> They will likely fall into a visual design decision later on in our planning. </text:p>
      <text:p text:style-name="P1"/>
      <text:p text:style-name="P1">Sidebars: Much like the buttons, we don't need to mess with them much during this <text:span text:style-name="T2">first submission</text:span>. They will likely become part of a visual design decision later down the r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7:21:24.068023055</meta:creation-date>
    <meta:generator>LibreOffice/5.2.7.2$Linux_X86_64 LibreOffice_project/20m0$Build-2</meta:generator>
    <dc:date>2020-02-12T15:50:45.282478581</dc:date>
    <meta:editing-duration>PT11M3S</meta:editing-duration>
    <meta:editing-cycles>3</meta:editing-cycles>
    <meta:document-statistic meta:table-count="0" meta:image-count="0" meta:object-count="0" meta:page-count="1" meta:paragraph-count="7" meta:word-count="349" meta:character-count="2063" meta:non-whitespace-character-count="1716"/>
  </office:meta>
</office:document-meta>
</file>